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66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304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4.3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15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Link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Datasheet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Link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Link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Link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90.8" calcext:value-type="currency">
            <text:p>$90.80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7" table:default-cell-style-name="ce58"/>
        <table:table-column table:style-name="co3" table:default-cell-style-name="ce23"/>
        <table:table-column table:style-name="co18" table:default-cell-style-name="ce23"/>
        <table:table-column table:style-name="co19" table:default-cell-style-name="ce58"/>
        <table:table-column table:style-name="co20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21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Link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Datasheet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Link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Datasheet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Zetex Through Hole Hall Effect Sensor Switch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RS Components</text:p>
          </table:table-cell>
          <table:table-cell table:style-name="ce9" office:value-type="string" calcext:value-type="string">
            <text:p>885-5397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au.rs-online.com/web/p/motion-sensor-ics/8855397?gb=s" xlink:type="simple">Link</text:a></text:p>
          </table:table-cell>
          <table:table-cell table:style-name="ce9" office:value-type="string" calcext:value-type="string">
            <text:p><text:a xlink:href="https://docs.rs-online.com/0442/0900766b81417503.pdf" xlink:type="simple">Datasheet</text:a></text:p>
          </table:table-cell>
          <table:table-cell table:style-name="ce20" office:value-type="currency" office:currency="AUD" office:value="0.767" calcext:value-type="currency">
            <text:p>$0.77</text:p>
          </table:table-cell>
          <table:table-cell table:style-name="ce18" table:formula="of:=IF(NOT(ISBLANK([.A6])); ([.L6]*[.D6])*[.C6];&quot;&quot;)" office:value-type="currency" office:currency="AUD" office:value="15.34" calcext:value-type="currency">
            <text:p>$15.34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8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ssemtech Magne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2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RS Components</text:p>
          </table:table-cell>
          <table:table-cell table:style-name="ce9" office:value-type="string" calcext:value-type="string">
            <text:p>866-2586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au.rs-online.com/web/p/sensor-accessories/8662586?gb=s" xlink:type="simple">Link</text:a></text:p>
          </table:table-cell>
          <table:table-cell table:style-name="ce9" office:value-type="string" calcext:value-type="string">
            <text:p><text:a xlink:href="https://docs.rs-online.com/c755/0900766b813e101b.pdf" xlink:type="simple">Datasheet</text:a></text:p>
          </table:table-cell>
          <table:table-cell table:style-name="ce20" office:value-type="currency" office:currency="AUD" office:value="1.27" calcext:value-type="currency">
            <text:p>$1.27</text:p>
          </table:table-cell>
          <table:table-cell table:style-name="ce20" table:formula="of:=IF(NOT(ISBLANK([.A8])); ([.L8]*[.D8])*[.C8];&quot;&quot;)" office:value-type="currency" office:currency="AUD" office:value="12.7" calcext:value-type="currency">
            <text:p>$12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48.15" calcext:value-type="currency">
            <text:p>$48.1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2:03:12.1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14T12:39:15.497000000</dc:date>
    <meta:editing-duration>PT6H6M58S</meta:editing-duration>
    <meta:editing-cycles>66</meta:editing-cycles>
    <meta:generator>LibreOffice/24.8.2.1$Windows_X86_64 LibreOffice_project/0f794b6e29741098670a3b95d60478a65d05ef13</meta:generator>
    <meta:document-statistic meta:table-count="2" meta:cell-count="224" meta:object-count="0"/>
  </office:meta>
</office:document-meta>
</file>